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8724" officeooo:paragraph-rsid="0005872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d Nov 8 –<text:span text:style-name="T1"> Feeling a headache, stayed up all night to finish coursework.</text:span></text:p>
      <text:p text:style-name="P1"/>
      <text:p text:style-name="P1">Tr Nov 9 –<text:span text:style-name="T1"> After increasing my water intake, the headache disappeared. <text:s/>Stayed up all night to finish different coursework. </text:span></text:p>
      <text:p text:style-name="P1"/>
      <text:p text:style-name="P1">Fri Nov 10 –<text:span text:style-name="T1"> Slept in the morning</text:span></text:p>
      <text:p text:style-name="P1"/>
      <text:p text:style-name="P1">Sat Nov 11 – <text:span text:style-name="T1">Drank a bunch of caffeine concentrate stuff to stay awake while studying and now can’t sleep</text:span></text:p>
      <text:p text:style-name="P1"/>
      <text:p text:style-name="P1">Sun Nov 12 –<text:span text:style-name="T1"> Back to normal sleep schedule.</text:span></text:p>
      <text:p text:style-name="P1"/>
      <text:p text:style-name="P1">Mon Nov 13 – <text:span text:style-name="T1">Pretty uneventful from here on out, sleeping at least 7hrs/night</text:span></text:p>
      <text:p text:style-name="P1"/>
      <text:p text:style-name="P1">Tue Nov 14</text:p>
      <text:p text:style-name="P1"/>
      <text:p text:style-name="P1">Wed Nov 15</text:p>
      <text:p text:style-name="P1"/>
      <text:p text:style-name="P1">Tr Nov 16<text:span text:style-name="T1"> – Only finished one of my two math-type assignments for the week</text:span></text:p>
      <text:p text:style-name="P1"/>
      <text:p text:style-name="P1">Fri Nov 17</text:p>
      <text:p text:style-name="P1"/>
      <text:p text:style-name="P1">Sat Nov 18 – <text:span text:style-name="T1">Pretty energetic day including a workout</text:span></text:p>
      <text:p text:style-name="P1"/>
      <text:p text:style-name="P1">Sun Nov 19<text:span text:style-name="T1"> – Got a slight cold, tried to do work but felt physically exhausted</text:span></text:p>
      <text:p text:style-name="P1"/>
      <text:p text:style-name="P1">Mon Nov 20 – <text:span text:style-name="T1">Slept probably 12+ hours until 2pm</text:span></text:p>
      <text:p text:style-name="P1"/>
      <text:p text:style-name="P1">Tue Nov 21<text:span text:style-name="T1"> – Slept 6hrs, good sleep quality and sleep time, just didn’t go to bed early enough.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1T05:45:13.751000000</meta:creation-date>
    <dc:date>2023-11-21T05:57:30.594000000</dc:date>
    <meta:editing-duration>PT12M18S</meta:editing-duration>
    <meta:editing-cycles>1</meta:editing-cycles>
    <meta:document-statistic meta:table-count="0" meta:image-count="0" meta:object-count="0" meta:page-count="1" meta:paragraph-count="14" meta:word-count="153" meta:character-count="833" meta:non-whitespace-character-count="681"/>
    <meta:generator>LibreOffice/7.3.1.3$Windows_X86_64 LibreOffice_project/a69ca51ded25f3eefd52d7bf9a5fad8c90b87951</meta:generator>
  </office:meta>
</office:document-meta>
</file>